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B70]+[.B71]+[.B72]+[.B73]+[.E50]" office:value-type="float" office:value="96" calcext:value-type="float">
            <text:p>96</text:p>
          </table:table-cell>
          <table:table-cell table:formula="of:=[.D54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28" calcext:value-type="date">
            <text:p>28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9" calcext:value-type="date">
            <text:p>29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30" calcext:value-type="date">
            <text:p>3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0-06" calcext:value-type="date">
            <text:p>06.10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+[.B76]+[.B77]+[.B78]+[.B79]+[.B80]+[.B81]+[.B82]+[.B83]+[.B84]+[.E54]" office:value-type="float" office:value="92" calcext:value-type="float">
            <text:p>92</text:p>
          </table:table-cell>
          <table:table-cell table:formula="of:=[.D75]-40"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9-10-09" calcext:value-type="date">
            <text:p>09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12" calcext:value-type="date">
            <text:p>12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4" calcext:value-type="date">
            <text:p>14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5" calcext:value-type="date">
            <text:p>15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7" calcext:value-type="date">
            <text:p>17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8" calcext:value-type="date">
            <text:p>18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23" calcext:value-type="date">
            <text:p>23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24" calcext:value-type="date">
            <text:p>24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28" calcext:value-type="date">
            <text:p>28.10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1-05" calcext:value-type="date">
            <text:p>05.11.1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86]+[.B87]+[.B88]+[.B89]+[.E75]" office:value-type="float" office:value="64" calcext:value-type="float">
            <text:p>64</text:p>
          </table:table-cell>
          <table:table-cell table:formula="of:=[.D86]-40"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9-11-06" calcext:value-type="date">
            <text:p>0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0" calcext:value-type="date">
            <text:p>10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0">00.00.0000</text:date>, <text:time style:data-style-name="N2" text:time-value="22:18:34.3054023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5-04T16:15:24.879670909</meta:creation-date>
    <meta:generator>LibreOffice/6.3.2.2$Linux_X86_64 LibreOffice_project/30$Build-2</meta:generator>
    <dc:date>2019-11-10T22:18:47.748578176</dc:date>
    <meta:editing-duration>P1DT1H50M9S</meta:editing-duration>
    <meta:editing-cycles>197</meta:editing-cycles>
    <meta:document-statistic meta:table-count="1" meta:cell-count="180" meta:object-count="0"/>
  </office:meta>
</office:document-meta>
</file>